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DEEMS A SAMARITAN WOMAN (4:1-42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DEEMS A SAMARITAN WOMAN (4:1-42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avior at Sychar (4:1-6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avior at Sychar (4:1-6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y he leaves (4:1-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ere he stops (4:4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REDEEMS A SAMARITAN WOMAN (4:1-42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avior at Sychar (4:1-6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ner at Sychar (4:7-2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The sinner at Sychar (4:7-27):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contact (4:7-9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contact (4:7-9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Jesus' request (4:7-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r response (4:9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sinner at Sychar (4:7-27):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ontact (4:7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trasts (4:10-27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-title-Title-Slide" presentation:presentation-page-layout-name="Master1-PPL1" draw:id="Slide-263">
        <draw:frame draw:id="id104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<text:s text:c="1"/>The contrasts (4:10-27)<text:s text:c="1"/></text:span><text:span text:style-name="a574" text:class-names=""/></text:p>
          </draw:text-box>
          <svg:title/>
          <svg:desc/>
        </draw:frame>
        <draw:frame draw:id="id105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Jesus contrasts liquid water with living water (4:10-15).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9" draw:style-name="a582" draw:master-page-name="Master1-Layout1-title-Title-Slide" presentation:presentation-page-layout-name="Master1-PPL1" draw:id="Slide-264">
        <draw:frame draw:id="id106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Jesus contrasts liquid water with living water (4:10-15).<text:s text:c="1"/></text:span><text:span text:style-name="a584" text:class-names=""/></text:p>
          </draw:text-box>
          <svg:title/>
          <svg:desc/>
        </draw:frame>
        <draw:frame draw:id="id107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Liquid water (4:11-14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0" draw:style-name="a592" draw:master-page-name="Master1-Layout12-tx-Title-and-Text" presentation:presentation-page-layout-name="Master1-PPL12" draw:id="Slide-265">
        <draw:frame draw:id="id108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Liquid water (4:11-14)<text:s text:c="1"/></text:span><text:span text:style-name="a594" text:class-names=""/></text:p>
          </draw:text-box>
          <svg:title/>
          <svg:desc/>
        </draw:frame>
        <draw:frame draw:id="id109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His revelation (4:13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response (4:11-1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10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esus contrasts liquid water with living water (4:10-15).<text:s text:c="1"/></text:span><text:span text:style-name="a609" text:class-names=""/></text:p>
          </draw:text-box>
          <svg:title/>
          <svg:desc/>
        </draw:frame>
        <draw:frame draw:id="id111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quid water (4:11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Living water (4:10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12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Living water (4:10, 15)<text:s text:c="1"/></text:span><text:span text:style-name="a624" text:class-names=""/></text:p>
          </draw:text-box>
          <svg:title/>
          <svg:desc/>
        </draw:frame>
        <draw:frame draw:id="id113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His revelation (4:1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er reaction (4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3" draw:style-name="a637" draw:master-page-name="Master1-Layout12-tx-Title-and-Text" presentation:presentation-page-layout-name="Master1-PPL12" draw:id="Slide-268">
        <draw:frame draw:id="id114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Jesus contrasts liquid water with living water (4:10-15).<text:s text:c="1"/></text:span><text:span text:style-name="a639" text:class-names=""/></text:p>
          </draw:text-box>
          <svg:title/>
          <svg:desc/>
        </draw:frame>
        <draw:frame draw:id="id115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Liquid water (4:11-14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Living water (4:10, 15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4" draw:style-name="a652" draw:master-page-name="Master1-Layout12-tx-Title-and-Text" presentation:presentation-page-layout-name="Master1-PPL12" draw:id="Slide-269">
        <draw:frame draw:id="id116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contrasts (4:10-27)<text:s text:c="1"/></text:span><text:span text:style-name="a654" text:class-names=""/></text:p>
          </draw:text-box>
          <svg:title/>
          <svg:desc/>
        </draw:frame>
        <draw:frame draw:id="id117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Jesus contrasts liquid water with living water (4:10-15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Jesus contrasts real worship with ritual worship (4:16-27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3-twoColTx-Title-and-2-Column-Text" presentation:presentation-page-layout-name="Master1-PPL13" draw:id="Slide-270">
        <draw:frame draw:id="id118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Jesus contrasts real worship with ritual worship (4:16-27).<text:s text:c="1"/></text:span><text:span text:style-name="a669" text:class-names=""/></text:p>
          </draw:text-box>
          <svg:title/>
          <svg:desc/>
        </draw:frame>
        <draw:frame draw:id="id119" presentation:style-name="a687" draw:name="Text Placeholder 2" svg:x="1.38021in" svg:y="2in" svg:width="4.61632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command (4:16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concealment (4:17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correction (4:17b-1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cleverness (4:19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  <draw:frame draw:id="id120" presentation:style-name="a703" draw:name="Text Placeholder 3" svg:x="6.16319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confusion (4:2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larification (4:21-2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nversion (4:25-26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cern (4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The contrasts (4:10-27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Jesus contrasts liquid water with living water (4:10-15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Jesus contrasts real worship with ritual worship (4:16-27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sinner at Sychar (4:7-27):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ontact (4:7-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trasts (4:10-2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ESUS REDEEMS A SAMARITAN WOMAN (4:1-42).<text:s text:c="1"/></text:span><text:span text:style-name="a736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Savior at Sychar (4:1-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sinner at Sychar (4:7-27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soul winner in Sychar (4:28-4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-title-Title-Slide" presentation:presentation-page-layout-name="Master1-PPL1" draw:id="Slide-274">
        <draw:frame draw:id="id127" presentation:style-name="a756" draw:name="Title 1" svg:x="1.38in" svg:y="0.83in" svg:width="10.3in" svg:height="4.42in" presentation:class="title" presentation:placeholder="false">
          <draw:text-box>
            <text:p text:style-name="a755" text:class-names="" text:cond-style-name=""><text:span text:style-name="a753" text:class-names=""><text:s text:c="1"/>The soul winner in Sychar (4:28-42)<text:s text:c="1"/></text:span><text:span text:style-name="a754" text:class-names=""/></text:p>
          </draw:text-box>
          <svg:title/>
          <svg:desc/>
        </draw:frame>
        <draw:frame draw:id="id128" presentation:style-name="a761" draw:name="Subtitle 2" svg:x="1.38in" svg:y="5.25in" svg:width="10.3in" svg:height="1.85in" presentation:class="subtitle" presentation:placeholder="false">
          <draw:text-box>
            <text:p text:style-name="a758" text:class-names="" text:cond-style-name=""><text:span text:style-name="a757" text:class-names=""><text:s text:c="1"/>The faithfulness of the Samaritan woman (4:28-38)<text:s text:c="1"/></text:span></text:p>
            <text:p text:style-name="a760" text:class-names="" text:cond-style-name=""><text:span text:style-name="a759" text:class-names=""/></text:p>
          </draw:text-box>
          <svg:title/>
          <svg:desc/>
        </draw:frame>
      </draw:page>
      <draw:page draw:name="Slide20" draw:style-name="a762" draw:master-page-name="Master1-Layout12-tx-Title-and-Text" presentation:presentation-page-layout-name="Master1-PPL12" draw:id="Slide-275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faithfulness of the Samaritan woman (4:28-38)<text:s text:c="1"/></text:span><text:span text:style-name="a764" text:class-names=""/></text:p>
          </draw:text-box>
          <svg:title/>
          <svg:desc/>
        </draw:frame>
        <draw:frame draw:id="id130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As seen by the message she proclaims (4:28-3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As seen by the model she presents (4:31-38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1" draw:style-name="a777" draw:master-page-name="Master1-Layout12-tx-Title-and-Text" presentation:presentation-page-layout-name="Master1-PPL12" draw:id="Slide-276">
        <draw:frame draw:id="id131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As seen by the model she presents (4:31-38):<text:s text:c="1"/></text:span><text:span text:style-name="a779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He talks about the real food (4:31-3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talks about the ripe fields (4:35-38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2" draw:style-name="a792" draw:master-page-name="Master1-Layout12-tx-Title-and-Text" presentation:presentation-page-layout-name="Master1-PPL12" draw:id="Slide-277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faithfulness of the Samaritan woman (4:28-38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As seen by the message she proclaims (4:28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As seen by the model she presents (4:31-38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soul winner in Sychar (4:28-42)<text:s text:c="1"/>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fulness of the Samaritan woman (4:28-38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ruitfulness of the Samaritan woman (4:39-4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4" draw:style-name="a822" draw:master-page-name="Master1-Layout12-tx-Title-and-Text" presentation:presentation-page-layout-name="Master1-PPL12" draw:id="Slide-279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JESUS REDEEMS A SAMARITAN WOMAN (4:1-42).<text:s text:c="1"/></text:span><text:span text:style-name="a824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Savior at Sychar (4:1-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inner at Sychar (4:7-2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oul winner in Sychar (4:28-4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5" draw:style-name="a840" draw:master-page-name="Master1-Layout12-tx-Title-and-Text" presentation:presentation-page-layout-name="Master1-PPL12" draw:id="Slide-280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JOHN 4</text:span><text:span text:style-name="a842" text:class-names=""/></text:p>
          </draw:text-box>
          <svg:title/>
          <svg:desc/>
        </draw:frame>
        <draw:frame draw:id="id140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JESUS REDEEMS A SAMARITAN WOMAN (4:1-42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JESUS RESTORES A GALILEAN BOY (4:43-5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6" draw:style-name="a855" draw:master-page-name="Master1-Layout12-tx-Title-and-Text" presentation:presentation-page-layout-name="Master1-PPL12" draw:id="Slide-281">
        <draw:frame draw:id="id141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JESUS RESTORES A GALILEAN BOY (4:43-54)<text:s text:c="1"/></text:span><text:span text:style-name="a857" text:class-names=""/></text:p>
          </draw:text-box>
          <svg:title/>
          <svg:desc/>
        </draw:frame>
        <draw:frame draw:id="id142" presentation:style-name="a881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places (4:43-4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plea (4: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problem (4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ersistence (4:4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promise (4:50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payoff (4:51-5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7" draw:style-name="a882" draw:master-page-name="Master1-Layout12-tx-Title-and-Text" presentation:presentation-page-layout-name="Master1-PPL12" draw:id="Slide-282">
        <draw:frame draw:id="id143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payoff (4:51-54)<text:s text:c="1"/></text:span><text:span text:style-name="a884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physical restoration of the boy (4:51-53a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spiritual redemption of the household (4:53b-5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JESUS RESTORES A GALILEAN BOY (4:43-54)<text:s text:c="1"/></text:span><text:span text:style-name="a899" text:class-names=""/></text:p>
          </draw:text-box>
          <svg:title/>
          <svg:desc/>
        </draw:frame>
        <draw:frame draw:id="id146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The places (4:43-46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plea (4:4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problem (4:4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persistence (4:49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promise (4:5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payoff (4:51-54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7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JOHN 4</text:span><text:span text:style-name="a926" text:class-names=""/></text:p>
          </draw:text-box>
          <svg:title/>
          <svg:desc/>
        </draw:frame>
        <draw:frame draw:id="id148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JESUS REDEEMS A SAMARITAN WOMAN (4:1-42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JESUS RESTORES A GALILEAN BOY (4:43-54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4</dc:title>
    <meta:initial-creator>David STRICKLAND</meta:initial-creator>
    <dc:creator>David STRICKLAND</dc:creator>
    <meta:creation-date>2020-02-22T17:33:34Z</meta:creation-date>
    <dc:date>2020-02-22T17:33:35Z</dc:date>
    <meta:template xlink:href="BibleStudy" xlink:type="simple"/>
    <meta:editing-cycles>1</meta:editing-cycles>
    <meta:editing-duration>PT0S</meta:editing-duration>
    <meta:document-statistic meta:paragraph-count="97" meta:word-count="741"/>
  </office:meta>
</office:document-meta>
</file>